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7d76" officeooo:paragraph-rsid="00187d7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bfc55" officeooo:paragraph-rsid="001bfc5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7.5pt" fo:font-weight="normal" officeooo:rsid="0018d7c4" officeooo:paragraph-rsid="0018d7c4" style:font-size-asian="17.5pt" style:font-weight-asian="normal" style:font-size-complex="17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7.5pt" fo:font-weight="normal" officeooo:rsid="001bfc55" officeooo:paragraph-rsid="001bfc55" style:font-size-asian="17.5pt" style:font-weight-asian="normal" style:font-size-complex="17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7.5pt" fo:font-weight="normal" officeooo:rsid="001bfc55" officeooo:paragraph-rsid="001f3690" style:font-size-asian="17.5pt" style:font-weight-asian="normal" style:font-size-complex="17.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7.5pt" fo:font-weight="normal" officeooo:rsid="0024c393" officeooo:paragraph-rsid="0024c393" style:font-size-asian="17.5pt" style:font-weight-asian="normal" style:font-size-complex="17.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7.5pt" style:text-underline-style="solid" style:text-underline-width="auto" style:text-underline-color="font-color" fo:font-weight="normal" officeooo:rsid="001bfc55" officeooo:paragraph-rsid="001bfc55" style:font-size-asian="17.5pt" style:font-weight-asian="normal" style:font-size-complex="17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7.5pt" style:text-underline-style="solid" style:text-underline-width="auto" style:text-underline-color="font-color" fo:font-weight="normal" officeooo:rsid="0018d7c4" officeooo:paragraph-rsid="0018d7c4" style:font-size-asian="17.5pt" style:font-weight-asian="normal" style:font-size-complex="17.5pt" style:font-weight-complex="normal"/>
    </style:style>
    <style:style style:name="P9" style:family="paragraph" style:parent-style-name="Header">
      <style:text-properties officeooo:rsid="00184c60" officeooo:paragraph-rsid="00184c60"/>
    </style:style>
    <style:style style:name="P10" style:family="paragraph" style:parent-style-name="Footer">
      <style:text-properties fo:font-size="10.5pt" officeooo:rsid="001fed50" officeooo:paragraph-rsid="001fed50" style:font-size-asian="10.5pt" style:font-size-complex="10.5pt"/>
    </style:style>
    <style:style style:name="T1" style:family="text">
      <style:text-properties fo:color="#800000" fo:font-size="10pt" fo:font-style="italic" fo:font-weight="bold" officeooo:rsid="00187d76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800000" fo:font-size="10pt" fo:font-weight="bold" officeooo:rsid="00187d76" style:font-size-asian="10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6f8d"/>
    </style:style>
    <style:style style:name="T6" style:family="text">
      <style:text-properties officeooo:rsid="001b7b2a"/>
    </style:style>
    <style:style style:name="T7" style:family="text">
      <style:text-properties officeooo:rsid="001bfc55"/>
    </style:style>
    <style:style style:name="T8" style:family="text">
      <style:text-properties officeooo:rsid="001c35c5"/>
    </style:style>
    <style:style style:name="T9" style:family="text">
      <style:text-properties officeooo:rsid="001e6547"/>
    </style:style>
    <style:style style:name="T10" style:family="text">
      <style:text-properties officeooo:rsid="001f3690"/>
    </style:style>
    <style:style style:name="T11" style:family="text">
      <style:text-properties officeooo:rsid="001f87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ormatique : Simulation d’une fourmilière</text:p>
      <text:p text:style-name="P2">Rapport d’analyse</text:p>
      <text:p text:style-name="P2"/>
      <text:p text:style-name="P8">I) Sujet</text:p>
      <text:p text:style-name="P3"/>
      <text:p text:style-name="P3">Le but de notre projet est de simuler la vie d’une fourmilière. Nous disposerons pour cela de différent<text:span text:style-name="T7">e</text:span>s classes d’insectes, des types de fourmis et des insectes hostiles. Les fourmis <text:span text:style-name="T6">ouvrières</text:span> localisent et rapportent de la nourriture , les soldat<text:span text:style-name="T6">e</text:span>s défendent la colonie et la reine pond des fourmis. Les insectes non-fourmis attaqueront les fourmis à vue et se déplacent aléatoirement sur la carte. Dans un souci de réalisme ils apparaîtront <text:span text:style-name="T5">au bord de la carte. On cherchera à développer un système réaliste de phéromones, base de la société myrmécéenne.</text:span></text:p>
      <text:p text:style-name="P3"/>
      <text:p text:style-name="P7">II) Hypothèse</text:p>
      <text:p text:style-name="P4"/>
      <text:p text:style-name="P4">* les fourmis ouvrières se souviennent du chemin parcouru depuis la fourmilière.</text:p>
      <text:p text:style-name="P4"/>
      <text:p text:style-name="P4">* la fourmilière est assimilée à la reine (dans un premier temps).</text:p>
      <text:p text:style-name="P4"/>
      <text:p text:style-name="P4">* la reine a besoin de nourriture pour pondre.</text:p>
      <text:p text:style-name="P4"/>
      <text:p text:style-name="P4">* les fourmis peuvent mourir de faim.</text:p>
      <text:p text:style-name="P4"/>
      <text:p text:style-name="P4">* <text:span text:style-name="T8">la vue et l’odorat des insectes sont liés à la distance.</text:span></text:p>
      <text:p text:style-name="P4"/>
      <text:p text:style-name="P4">* <text:span text:style-name="T8">chaque tour le niveau des phéromones décrémente de 1, en poser l’incrémente de 4.</text:span></text:p>
      <text:p text:style-name="P4"/>
      <text:p text:style-name="P4">* <text:span text:style-name="T8">la fourmi transporteuse est un sous-type de fourmi éclaireuse qui peut ramener la nourriture en plus de la trouver. (en terme de classe)</text:span></text:p>
      <text:p text:style-name="P4"><text:soft-page-break/>* <text:span text:style-name="T8">les ouvrières sont attirées par la piste avec le plus haut niveau de phéromones. Le sens de parcours est décidé lorsqu’une fourmi porteuse de nourriture est rencontrée.</text:span></text:p>
      <text:p text:style-name="P4"/>
      <text:p text:style-name="P4">* <text:span text:style-name="T8">les phéromones de danger font fuir vers la fourmilière quel que soit l’action en cours. Elles ne reprennent leur activité qu’après être arrivées.</text:span></text:p>
      <text:p text:style-name="P4"/>
      <text:p text:style-name="P4">* <text:span text:style-name="T9">les soldates sont attirées par les phéromones de danger, patrouillent le reste du temps.</text:span></text:p>
      <text:p text:style-name="P5"/>
      <text:p text:style-name="P5">*<text:span text:style-name="T10">les phéromones de nourriture forment une piste, les phéromones de danger forment des zones. </text:span></text:p>
      <text:p text:style-name="P5"/>
      <text:p text:style-name="P5">*<text:span text:style-name="T11">les phéromones de danger se répandent en zone qui active les fourmis alentour qui vont chercher à éliminer la menace (statistiques <text:s/>de combat inférieur au soldate). </text:span></text:p>
      <text:p text:style-name="P5"/>
      <text:p text:style-name="P6">III)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4c60" officeooo:paragraph-rsid="00184c60"/>
    </style:style>
    <style:style style:name="MP2" style:family="paragraph" style:parent-style-name="Footer">
      <style:text-properties fo:font-size="10.5pt" officeooo:rsid="001fed50" officeooo:paragraph-rsid="001fed50" style:font-size-asian="10.5pt" style:font-size-complex="10.5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800000" fo:font-size="10pt" fo:font-weight="bold" officeooo:rsid="00187d76" style:font-size-asian="10pt" style:font-weight-asian="bold" style:font-size-complex="10pt" style:font-weight-complex="bold"/>
    </style:style>
    <style:style style:name="MT3" style:family="text">
      <style:text-properties fo:color="#800000" fo:font-size="10pt" fo:font-style="italic" fo:font-weight="bold" officeooo:rsid="00187d76" style:font-size-asian="10pt" style:font-style-asian="italic" style:font-weight-asian="bold" style:font-size-complex="10pt" style:font-style-complex="italic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style:shadow="none" fo:background-color="transparent" style:dynamic-spacing="false" draw:fill="none"/>
      </style:header-style>
      <style:footer-style>
        <style:header-footer-properties fo:min-height="0.998cm" fo:margin-left="0cm" fo:margin-right="0cm" fo:margin-top="0.499cm" fo:border="0.06pt solid #000000" fo:padding="0.04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 Paulis, Tacito, Hue</text:span><text:tab/><text:span text:style-name="MT2">Projet </text:span><text:span text:style-name="MT3">Informatique : Simulation d’une fourmilière</text:span><text:tab/><text:span text:style-name="MT4">Ing1</text:span></text:p>
      </style:header>
      <style:footer>
        <text:p text:style-name="MP2">Rapport d’analyse<text:tab/><text:page-number text:select-page="current">2</text:page-number>/2<text:tab/>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09:47.831674495</meta:creation-date>
    <dc:date>2018-04-09T14:38:34.430472903</dc:date>
    <meta:editing-duration>PT1H44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16" meta:character-count="1934" meta:non-whitespace-character-count="1634"/>
  </office:meta>
</office:document-meta>
</file>